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Noto Sans" svg:font-family="Noto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Liberation Sans"/>
    </style:style>
    <style:style style:name="P2" style:parent-style-name="Standard" style:family="paragraph">
      <style:text-properties style:font-name="Liberation Sans"/>
    </style:style>
    <style:style style:name="P3" style:parent-style-name="Standard" style:family="paragraph">
      <style:text-properties style:font-name="Liberation Sans"/>
    </style:style>
    <style:style style:name="P4" style:parent-style-name="Standard" style:family="paragraph">
      <style:text-properties style:font-name="Liberation Sans"/>
    </style:style>
    <style:style style:name="P5" style:parent-style-name="Standard" style:family="paragraph">
      <style:text-properties style:font-name="Liberation Sans"/>
    </style:style>
    <style:style style:name="P6" style:parent-style-name="Standard" style:family="paragraph">
      <style:text-properties style:font-name="Liberation Sans"/>
    </style:style>
    <style:style style:name="P7" style:parent-style-name="Standard" style:family="paragraph">
      <style:text-properties style:font-name="Liberation Sans"/>
    </style:style>
    <style:style style:name="P8" style:parent-style-name="Standard" style:family="paragraph">
      <style:text-properties style:font-name="Liberation Sans"/>
    </style:style>
    <style:style style:name="P9" style:parent-style-name="Standard" style:family="paragraph">
      <style:text-properties style:font-name="Liberation Sans"/>
    </style:style>
    <style:style style:name="P10" style:parent-style-name="Standard" style:family="paragraph">
      <style:text-properties style:font-name="Liberation Sans"/>
    </style:style>
    <style:style style:name="P11" style:parent-style-name="Standard" style:family="paragraph">
      <style:text-properties style:font-name="Liberation Sans"/>
    </style:style>
    <style:style style:name="P12" style:parent-style-name="Standard" style:family="paragraph">
      <style:text-properties style:font-name="Liberation Sans"/>
    </style:style>
    <style:style style:name="P13" style:parent-style-name="Standard" style:family="paragraph">
      <style:text-properties style:font-name="Liberation Sans"/>
    </style:style>
    <style:style style:name="P14" style:parent-style-name="Standard" style:family="paragraph">
      <style:text-properties style:font-name="Liberation Sans"/>
    </style:style>
    <style:style style:name="P15" style:parent-style-name="Standard" style:family="paragraph">
      <style:text-properties style:font-name="Liberation Sans"/>
    </style:style>
    <style:style style:name="P16" style:parent-style-name="Standard" style:family="paragraph">
      <style:text-properties style:font-name="Liberation Sans"/>
    </style:style>
    <style:style style:name="P17" style:parent-style-name="Standard" style:family="paragraph">
      <style:text-properties style:font-name="Liberation Sans"/>
    </style:style>
    <style:style style:name="P18" style:parent-style-name="Standard" style:family="paragraph">
      <style:text-properties style:font-name="Liberation Sans"/>
    </style:style>
    <style:style style:name="P19" style:parent-style-name="Standard" style:family="paragraph">
      <style:text-properties style:font-name="Liberation Sans"/>
    </style:style>
    <style:style style:name="P20" style:parent-style-name="Standard" style:family="paragraph">
      <style:text-properties style:font-name="Liberation Sans"/>
    </style:style>
    <style:style style:name="T21" style:parent-style-name="Absatz-Standardschriftart" style:family="text">
      <style:text-properties style:font-name="Liberation Sans"/>
    </style:style>
    <style:style style:name="P22" style:parent-style-name="Standard" style:family="paragraph">
      <style:text-properties style:font-name="Liberation Sans"/>
    </style:style>
    <style:style style:name="P23" style:parent-style-name="Standard" style:family="paragraph">
      <style:text-properties style:font-name="Liberation Sans"/>
    </style:style>
    <style:style style:name="P24" style:parent-style-name="Standard" style:family="paragraph">
      <style:text-properties style:font-name="Liberation Sans"/>
    </style:style>
    <style:style style:name="P25" style:parent-style-name="Standard" style:family="paragraph">
      <style:text-properties style:font-name="Liberation Sans"/>
    </style:style>
    <style:style style:name="P26" style:parent-style-name="Standard" style:family="paragraph">
      <style:text-properties style:font-name="Liberation Sans"/>
    </style:style>
    <style:style style:name="P27" style:parent-style-name="Standard" style:family="paragraph">
      <style:text-properties style:font-name="Liberation Sans"/>
    </style:style>
    <style:style style:name="P28" style:parent-style-name="Standard" style:family="paragraph">
      <style:text-properties style:font-name="Liberation Sans"/>
    </style:style>
    <style:style style:name="P29" style:parent-style-name="Standard" style:family="paragraph">
      <style:text-properties style:font-name="Liberation Sans"/>
    </style:style>
    <style:style style:name="P30" style:parent-style-name="Standard" style:family="paragraph">
      <style:text-properties style:font-name="Liberation Sans"/>
    </style:style>
    <style:style style:name="P31" style:parent-style-name="Standard" style:family="paragraph">
      <style:text-properties style:font-name="Liberation Sans"/>
    </style:style>
    <style:style style:name="P32" style:parent-style-name="Standard" style:family="paragraph">
      <style:text-properties style:font-name="Liberation Sans"/>
    </style:style>
    <style:style style:name="P33" style:parent-style-name="Standard" style:family="paragraph">
      <style:text-properties style:font-name="Liberation Sans"/>
    </style:style>
    <style:style style:name="P34" style:parent-style-name="Standard" style:family="paragraph">
      <style:text-properties style:font-name="Liberation Sans"/>
    </style:style>
    <style:style style:name="P35" style:parent-style-name="Standard" style:family="paragraph">
      <style:text-properties style:font-name="Liberation Sans"/>
    </style:style>
    <style:style style:name="P36" style:parent-style-name="Standard" style:family="paragraph">
      <style:text-properties style:font-name="Liberation Sans"/>
    </style:style>
    <style:style style:name="P37" style:parent-style-name="Standard" style:family="paragraph">
      <style:text-properties style:font-name="Liberation Sans"/>
    </style:style>
    <style:style style:name="P38" style:parent-style-name="Standard" style:family="paragraph">
      <style:text-properties style:font-name="Liberation Sans"/>
    </style:style>
    <style:style style:name="P39" style:parent-style-name="Standard" style:family="paragraph">
      <style:text-properties style:font-name="Liberation Sans"/>
    </style:style>
    <style:style style:name="P40" style:parent-style-name="Standard" style:family="paragraph">
      <style:text-properties style:font-name="Liberation Sans"/>
    </style:style>
    <style:style style:name="P41" style:parent-style-name="Standard" style:family="paragraph">
      <style:text-properties style:font-name="Liberation Sans"/>
    </style:style>
    <style:style style:name="P42" style:parent-style-name="Standard" style:family="paragraph">
      <style:text-properties style:font-name="Liberation Sans"/>
    </style:style>
    <style:style style:name="P43" style:parent-style-name="Standard" style:family="paragraph">
      <style:text-properties style:font-name="Liberation Sans"/>
    </style:style>
    <style:style style:name="P44" style:parent-style-name="Standard" style:family="paragraph">
      <style:text-properties style:font-name="Liberation Sans"/>
    </style:style>
    <style:style style:name="P45" style:parent-style-name="Standard" style:family="paragraph">
      <style:text-properties style:font-name="Liberation Sans"/>
    </style:style>
    <style:style style:name="P46" style:parent-style-name="Standard" style:family="paragraph">
      <style:text-properties style:font-name="Liberation Sans"/>
    </style:style>
    <style:style style:name="P47" style:parent-style-name="Standard" style:family="paragraph">
      <style:text-properties style:font-name="Liberation Sans"/>
    </style:style>
    <style:style style:name="P48" style:parent-style-name="Standard" style:family="paragraph">
      <style:text-properties style:font-name="Liberation Sans"/>
    </style:style>
    <style:style style:name="P49" style:parent-style-name="Standard" style:family="paragraph">
      <style:text-properties style:font-name="Liberation Sans"/>
    </style:style>
    <style:style style:name="P50" style:parent-style-name="Standard" style:family="paragraph">
      <style:text-properties style:font-name="Liberation Sans"/>
    </style:style>
    <style:style style:name="P51" style:parent-style-name="Standard" style:family="paragraph">
      <style:text-properties style:font-name="Liberation Sans"/>
    </style:style>
    <style:style style:name="P52" style:parent-style-name="Standard" style:family="paragraph">
      <style:text-properties style:font-name="Liberation Sans"/>
    </style:style>
    <style:style style:name="P53" style:parent-style-name="Standard" style:family="paragraph">
      <style:text-properties style:font-name="Liberation Sans"/>
    </style:style>
    <style:style style:name="T54" style:parent-style-name="Absatz-Standardschriftart" style:family="text">
      <style:text-properties style:font-name="Liberation Sans"/>
    </style:style>
    <style:style style:name="P55" style:parent-style-name="Standard" style:family="paragraph">
      <style:text-properties style:font-name="Liberation Sans"/>
    </style:style>
    <style:style style:name="P56" style:parent-style-name="Standard" style:family="paragraph">
      <style:text-properties style:font-name="Liberation Sans"/>
    </style:style>
    <style:style style:name="P57" style:parent-style-name="Standard" style:family="paragraph">
      <style:text-properties style:font-name="Liberation Sans"/>
    </style:style>
    <style:style style:name="P58" style:parent-style-name="Standard" style:family="paragraph">
      <style:text-properties style:font-name="Liberation Sans"/>
    </style:style>
    <style:style style:name="P59" style:parent-style-name="Standard" style:family="paragraph">
      <style:text-properties style:font-name="Liberation Sans"/>
    </style:style>
    <style:style style:name="P60" style:parent-style-name="Standard" style:family="paragraph">
      <style:text-properties style:font-name="Liberation Sans"/>
    </style:style>
    <style:style style:name="P61" style:parent-style-name="Standard" style:family="paragraph">
      <style:text-properties style:font-name="Liberation Sans"/>
    </style:style>
    <style:style style:name="P62" style:parent-style-name="Standard" style:family="paragraph">
      <style:text-properties style:font-name="Liberation Sans"/>
    </style:style>
    <style:style style:name="P63" style:parent-style-name="Standard" style:family="paragraph">
      <style:text-properties style:font-name="Liberation Sans"/>
    </style:style>
    <style:style style:name="T64" style:parent-style-name="Absatz-Standardschriftart" style:family="text">
      <style:text-properties style:font-name="Liberation Sans"/>
    </style:style>
    <style:style style:name="P65" style:parent-style-name="Standard" style:family="paragraph">
      <style:text-properties style:font-name="Liberation Sans"/>
    </style:style>
    <style:style style:name="P66" style:parent-style-name="Standard" style:family="paragraph">
      <style:text-properties style:font-name="Liberation Sans"/>
    </style:style>
    <style:style style:name="T67" style:parent-style-name="Absatz-Standardschriftart" style:family="text">
      <style:text-properties style:font-name="Liberation Sans"/>
    </style:style>
    <style:style style:name="P68" style:parent-style-name="Standard" style:family="paragraph">
      <style:text-properties style:font-name="Liberation Sans"/>
    </style:style>
    <style:style style:name="P69" style:parent-style-name="Standard" style:family="paragraph">
      <style:text-properties style:font-name="Liberation Sans"/>
    </style:style>
    <style:style style:name="P70" style:parent-style-name="Standard" style:family="paragraph">
      <style:text-properties style:font-name="Liberation Sans"/>
    </style:style>
    <style:style style:name="P71" style:parent-style-name="Standard" style:family="paragraph">
      <style:text-properties style:font-name="Liberation Sans"/>
    </style:style>
    <style:style style:name="T72" style:parent-style-name="Absatz-Standardschriftart" style:family="text">
      <style:text-properties style:font-name="Liberation Sans"/>
    </style:style>
    <style:style style:name="P73" style:parent-style-name="Standard" style:family="paragraph">
      <style:text-properties style:font-name="Liberation Sans"/>
    </style:style>
    <style:style style:name="P74" style:parent-style-name="Standard" style:family="paragraph">
      <style:text-properties style:font-name="Liberation Sans"/>
    </style:style>
    <style:style style:name="P75" style:parent-style-name="Standard" style:family="paragraph">
      <style:text-properties style:font-name="Liberation Sans"/>
    </style:style>
    <style:style style:name="P76" style:parent-style-name="Standard" style:family="paragraph">
      <style:text-properties style:font-name="Liberation Sans"/>
    </style:style>
    <style:style style:name="P77" style:parent-style-name="Standard" style:family="paragraph">
      <style:text-properties style:font-name="Liberation Sans"/>
    </style:style>
    <style:style style:name="P78" style:parent-style-name="Standard" style:family="paragraph">
      <style:text-properties style:font-name="Liberation Sans"/>
    </style:style>
    <style:style style:name="T79" style:parent-style-name="Absatz-Standardschriftart" style:family="text">
      <style:text-properties style:font-name="Liberation Sans"/>
    </style:style>
    <style:style style:name="P80" style:parent-style-name="Standard" style:family="paragraph">
      <style:text-properties style:font-name="Liberation Sans"/>
    </style:style>
    <style:style style:name="P81" style:parent-style-name="Standard" style:family="paragraph">
      <style:text-properties style:font-name="Liberation Sans"/>
    </style:style>
    <style:style style:name="P82" style:parent-style-name="Standard" style:family="paragraph">
      <style:text-properties style:font-name="Liberation Sans"/>
    </style:style>
    <style:style style:name="P83" style:parent-style-name="Standard" style:family="paragraph">
      <style:text-properties style:font-name="Liberation Sans"/>
    </style:style>
    <style:style style:name="P84" style:parent-style-name="Standard" style:family="paragraph">
      <style:text-properties style:font-name="Liberation Sans"/>
    </style:style>
    <style:style style:name="P85" style:parent-style-name="Standard" style:family="paragraph">
      <style:text-properties style:font-name="Liberation Sans"/>
    </style:style>
    <style:style style:name="T86" style:parent-style-name="Absatz-Standardschriftart" style:family="text">
      <style:text-properties style:font-name="Liberation Sans"/>
    </style:style>
    <style:style style:name="P87" style:parent-style-name="Standard" style:family="paragraph">
      <style:text-properties style:font-name="Liberation Sans"/>
    </style:style>
    <style:style style:name="T88" style:parent-style-name="Absatz-Standardschriftart" style:family="text">
      <style:text-properties style:font-name="Liberation Sans"/>
    </style:style>
    <style:style style:name="P89" style:parent-style-name="Standard" style:family="paragraph">
      <style:text-properties style:font-name="Liberation Sans"/>
    </style:style>
    <style:style style:name="T90" style:parent-style-name="Absatz-Standardschriftart" style:family="text">
      <style:text-properties style:font-name="Liberation Sans"/>
    </style:style>
    <style:style style:name="P91" style:parent-style-name="Standard" style:family="paragraph">
      <style:text-properties style:font-name="Liberation Sans"/>
    </style:style>
    <style:style style:name="T92" style:parent-style-name="Absatz-Standardschriftart" style:family="text">
      <style:text-properties style:font-name="Liberation Sans"/>
    </style:style>
    <style:style style:name="P93" style:parent-style-name="Standard" style:family="paragraph">
      <style:text-properties style:font-name="Liberation Sans"/>
    </style:style>
    <style:style style:name="P94" style:parent-style-name="Standard" style:family="paragraph">
      <style:text-properties style:font-name="Liberation Sans"/>
    </style:style>
    <style:style style:name="T95" style:parent-style-name="Absatz-Standardschriftart" style:family="text">
      <style:text-properties style:font-name="Liberation Sans"/>
    </style:style>
    <style:style style:name="P96" style:parent-style-name="Standard" style:family="paragraph">
      <style:text-properties style:font-name="Liberation Sans"/>
    </style:style>
    <style:style style:name="T97" style:parent-style-name="Absatz-Standardschriftart" style:family="text">
      <style:text-properties style:font-name="Liberation Sans"/>
    </style:style>
    <style:style style:name="T98" style:parent-style-name="Absatz-Standardschriftart" style:family="text">
      <style:text-properties style:font-name="Liberation Sans"/>
    </style:style>
    <style:style style:name="P99" style:parent-style-name="Standard" style:family="paragraph">
      <style:text-properties style:font-name="Liberation Sans"/>
    </style:style>
    <style:style style:name="T100" style:parent-style-name="Absatz-Standardschriftart" style:family="text">
      <style:text-properties style:font-name="Liberation Sans"/>
    </style:style>
    <style:style style:name="P101" style:parent-style-name="Standard" style:family="paragraph">
      <style:text-properties style:font-name="Liberation Sans"/>
    </style:style>
    <style:style style:name="P102" style:parent-style-name="Standard" style:family="paragraph">
      <style:text-properties style:font-name="Liberation Sans"/>
    </style:style>
    <style:style style:name="P103" style:parent-style-name="Standard" style:family="paragraph">
      <style:text-properties style:font-name="Liberation Sans"/>
    </style:style>
    <style:style style:name="T104" style:parent-style-name="Absatz-Standardschriftart" style:family="text">
      <style:text-properties style:font-name="Liberation Sans"/>
    </style:style>
    <style:style style:name="P105" style:parent-style-name="Standard" style:family="paragraph">
      <style:text-properties style:font-name="Liberation Sans"/>
    </style:style>
    <style:style style:name="T106" style:parent-style-name="Absatz-Standardschriftart" style:family="text">
      <style:text-properties style:font-name="Liberation Sans"/>
    </style:style>
    <style:style style:name="P107" style:parent-style-name="Standard" style:family="paragraph">
      <style:text-properties style:font-name="Liberation Sans"/>
    </style:style>
    <style:style style:name="P108" style:parent-style-name="Standard" style:family="paragraph">
      <style:text-properties style:font-name="Liberation Sans"/>
    </style:style>
    <style:style style:name="P109" style:parent-style-name="Standard" style:family="paragraph">
      <style:text-properties style:font-name="Liberation Sans"/>
    </style:style>
    <style:style style:name="P110" style:parent-style-name="Standard" style:family="paragraph">
      <style:text-properties style:font-name="Liberation Sans"/>
    </style:style>
    <style:style style:name="P111" style:parent-style-name="Standard" style:family="paragraph">
      <style:text-properties style:font-name="Liberation Sans"/>
    </style:style>
    <style:style style:name="P112" style:parent-style-name="Standard" style:family="paragraph">
      <style:text-properties style:font-name="Liberation Sans"/>
    </style:style>
    <style:style style:name="P113" style:parent-style-name="Standard" style:family="paragraph">
      <style:text-properties style:font-name="Liberation Sans"/>
    </style:style>
    <style:style style:name="T114" style:parent-style-name="Absatz-Standardschriftart" style:family="text">
      <style:text-properties style:font-name="Liberation Sans"/>
    </style:style>
    <style:style style:name="T115" style:parent-style-name="Absatz-Standardschriftart" style:family="text">
      <style:text-properties style:font-name="Liberation Sans"/>
    </style:style>
    <style:style style:name="P116" style:parent-style-name="Standard" style:family="paragraph">
      <style:text-properties style:font-name="Liberation Sans"/>
    </style:style>
    <style:style style:name="T117" style:parent-style-name="Absatz-Standardschriftart" style:family="text">
      <style:text-properties style:font-name="Liberation Sans"/>
    </style:style>
    <style:style style:name="P118" style:parent-style-name="Standard" style:family="paragraph">
      <style:text-properties style:font-name="Liberation Sans"/>
    </style:style>
    <style:style style:name="P119" style:parent-style-name="Standard" style:family="paragraph">
      <style:text-properties style:font-name="Liberation Sans"/>
    </style:style>
    <style:style style:name="T120" style:parent-style-name="Absatz-Standardschriftart" style:family="text">
      <style:text-properties style:font-name="Liberation Sans"/>
    </style:style>
    <style:style style:name="P121" style:parent-style-name="Standard" style:family="paragraph">
      <style:text-properties style:font-name="Liberation Sans"/>
    </style:style>
    <style:style style:name="P122" style:parent-style-name="Standard" style:family="paragraph">
      <style:text-properties style:font-name="Liberation Sans"/>
    </style:style>
    <style:style style:name="P123" style:parent-style-name="Standard" style:family="paragraph">
      <style:text-properties style:font-name="Liberation Sans"/>
    </style:style>
    <style:style style:name="P124" style:parent-style-name="Standard" style:family="paragraph">
      <style:text-properties style:font-name="Liberation Sans" style:text-line-through-style="solid" style:text-line-through-width="auto" style:text-line-through-color="font-color" style:text-line-through-mode="continuous" style:text-line-through-type="single"/>
    </style:style>
    <style:style style:name="P125" style:parent-style-name="Standard" style:family="paragraph">
      <style:text-properties style:font-name="Liberation Sans" style:text-line-through-style="solid" style:text-line-through-width="auto" style:text-line-through-color="font-color" style:text-line-through-mode="continuous" style:text-line-through-type="single"/>
    </style:style>
    <style:style style:name="P126" style:parent-style-name="Standard" style:family="paragraph">
      <style:text-properties style:font-name="Liberation Sans" style:text-line-through-style="solid" style:text-line-through-width="auto" style:text-line-through-color="font-color" style:text-line-through-mode="continuous" style:text-line-through-type="single"/>
    </style:style>
  </office:automatic-styles>
  <office:body>
    <office:text text:use-soft-page-breaks="true">
      <text:p text:style-name="P1">The topic of my phd project is crowd management based on direct communication.<text:s/></text:p>
      <text:p text:style-name="P2"/>
      <text:p text:style-name="P3">Crowd management is currently hot topic in Germany because of the European football championship.</text:p>
      <text:p text:style-name="P4"/>
      <text:p text:style-name="P5">In Munich, for example, a fan zone was set up where the games were broadcast.<text:s/></text:p>
      <text:p text:style-name="P6">Due to overcrowding, the fan zones had to be closed for the first match.<text:s/></text:p>
      <text:p text:style-name="P7">Such an intervention falls under crowd management.</text:p>
      <text:p text:style-name="P8"/>
      <text:p text:style-name="P9"/>
      <text:p text:style-name="P10"/>
      <text:p text:style-name="P11"/>
      <text:p text:style-name="P12"/>
      <text:p text:style-name="P13"/>
      <text:p text:style-name="P14"/>
      <text:p text:style-name="P15">The term crowd management covers all activities that ensure the safety and comfort of a crowd.</text:p>
      <text:p text:style-name="P16"/>
      <text:p text:style-name="P17">We all know this ourselves when we go to a big event:<text:s/></text:p>
      <text:p text:style-name="P18">Staff members on site give us directions. <text:s/></text:p>
      <text:p text:style-name="P19">Loud speaker announcements are made. At ticket controls, arrows or colours are used to show us where we should go.<text:s/></text:p>
      <text:p text:style-name="P20"/>
      <text:p text:style-name="Standard"><text:span text:style-name="T21">The problem is that staff and infrastructure is required.</text:span></text:p>
      <text:p text:style-name="P22"/>
      <text:p text:style-name="P23"/>
      <text:p text:style-name="P24"/>
      <text:p text:style-name="P25"/>
      <text:p text:style-name="P26"/>
      <text:p text:style-name="P27"/>
      <text:p text:style-name="P28"/>
      <text:p text:style-name="P29"/>
      <text:p text:style-name="P30"/>
      <text:p text:style-name="P31">This is often not the case at smaller stations, even though there are already crowds of people there.<text:s/></text:p>
      <text:p text:style-name="P32"/>
      <text:p text:style-name="P33">So what can we do? The idea is to guide people using what they already have with them: their smartphones.<text:s/></text:p>
      <text:p text:style-name="P34"/>
      <text:p text:style-name="P35">The problem with this is that the mobile phone network is often overloaded when large crowds gather. We then have no network. <text:s/></text:p>
      <text:p text:style-name="P36"/>
      <text:p text:style-name="P37">So how do we ensure that the information always gets through?</text:p>
      <text:p text:style-name="P38"/>
      <text:p text:style-name="P39"/>
      <text:p text:style-name="P40"/>
      <text:p text:style-name="P41"/>
      <text:p text:style-name="P42"/>
      <text:p text:style-name="P43"/>
      <text:p text:style-name="P44"/>
      <text:p text:style-name="P45"/>
      <text:p text:style-name="P46"/>
      <text:soft-page-break/>
      <text:p text:style-name="P47">Well, one approach is to use a special type of mobile communication: direct communication.</text:p>
      <text:p text:style-name="P48"/>
      <text:p text:style-name="P49"/>
      <text:p text:style-name="P50"><text:s/>Devices exchange data from device to device or peer to peer. There are different mobile standards that specify this type of communication. One of them is already implemented in newer cars, mainly in the US, for example to warn the car behind that an emergency break is necessary. I would like to use such technology for crowd management applications.</text:p>
      <text:p text:style-name="P51"/>
      <text:p text:style-name="P52"/>
      <text:p text:style-name="Standard"/>
      <text:p text:style-name="P53"/>
      <text:p text:style-name="Standard"><text:span text:style-name="T54">In many use cases, there is a risk of crowd congestion in a certain area. Example: one of the roads is blocked. How can we redirect people to the less congested route?</text:span></text:p>
      <text:p text:style-name="P55">Specifically, my research question is: How can we redirect crowds with mobile applications based on direct communication technology?</text:p>
      <text:p text:style-name="P56">X</text:p>
      <text:p text:style-name="P57">To answer this question, I take a closer look at the main components of the system:</text:p>
      <text:p text:style-name="P58">Firstly, there is the mobile network. Does the information arrive? How quickly?</text:p>
      <text:p text:style-name="P59">X</text:p>
      <text:p text:style-name="P60">As we don't have any staff to make decisions. Do we need some kind of logic that can automatically generate route recommendations? Which algorithm is suitable for guiding people?</text:p>
      <text:p text:style-name="P61">X</text:p>
      <text:p text:style-name="P62">And the last point: the human component. How can we convince people to follow the recommendations? How should we design the mobile message?</text:p>
      <text:p text:style-name="P63">X</text:p>
      <text:p text:style-name="Standard"><text:span text:style-name="T64">There are separate fields of research related to these components. These fields do not normally overlap. The challenge now is to integrate these components into one system.</text:span></text:p>
      <text:p text:style-name="P65"/>
      <text:p text:style-name="P66">And today, in the first part of the presentation, we will look at how this could be done. Specifically, it is about how the components can interact in a system. I propose a novel model and discuss how such a model can be simulated.</text:p>
      <text:p text:style-name="Standard"><text:span text:style-name="T67">In the second part of the presentation, we will take a closer look at the components. Finally, we will look at the overall system. Can the system prevent crowd congestion?</text:span></text:p>
      <text:p text:style-name="P68"/>
      <text:p text:style-name="P69">6.20</text:p>
      <text:p text:style-name="P70"/>
      <text:p text:style-name="P71"/>
      <text:p text:style-name="Standard"><text:span text:style-name="T72">The first question is how a crowd guidance system can be modeled. On the left we can see again see the scenario with the different components. On the right we can see how these components interact.</text:span></text:p>
      <text:p text:style-name="P73">An algorithm computes a route recommendation which is then send to the crowd over an app. Or more concretely, the station where the algorithm is installed sends the information to the smartphones. People who have received the information may change their route. This may change the congestion situation. The congestion situation is measured by another application. Based on these measurements the algorithm generates the next route recommendation and the loop starts again. <text:s/></text:p>
      <text:p text:style-name="P74">X</text:p>
      <text:p text:style-name="P75">But how can we test such a system? The problem is that there is currently no hardware available to test such as system in real life. Therefore I must rely on simulations.</text:p>
      <text:p text:style-name="P76"/>
      <text:soft-page-break/>
      <text:p text:style-name="P77">Fortunately, there are already models and simulators available. The Vadere simulator provides validated crowd models. OMNeT++ offers validated models for mobile communication.</text:p>
      <text:p text:style-name="P78">Vadere and OMNeT++ have been coupled and the coupled framework is called CrowNet which stands for Crowds in Networks. My major contribution to CrowNet was the integration of flowcontrol. flowcontrol is a Python library for route recommendation algorithms that I developed myself.</text:p>
      <text:p text:style-name="Standard"><text:span text:style-name="T79">It is important to note here that CrowNet builds on validated component models. <text:s/>This is important because I use CrowNet to make predictions about the behavior of components. And this predictions should be reliable.</text:span></text:p>
      <text:p text:style-name="P80"/>
      <text:p text:style-name="P81">And that brings us to the second part. Analysing the components. And we start with the route recommendation algorithm.</text:p>
      <text:p text:style-name="P82"/>
      <text:p text:style-name="P83">As a reminder. This is in our system here.</text:p>
      <text:p text:style-name="P84"/>
      <text:p text:style-name="P85"/>
      <text:p text:style-name="Standard"><text:span text:style-name="T86">The question is which algorithm is suitable for resolving or avoiding crowd congestion in scenarios like these? And there are actually a few suggestions here: Proportional Integral control, On-Off control, State space control, model predictive control. All of these algorithms were tested in simulation studies only. None of them was ever realised. The problem that in these studies it was assumed that the crowd can be controlled like a fluid. For example the walking speed of the virtual pedestrians was adjusted. This is not realistic. People cannot exactly adjust their walking speed or their simply do not want to. <text:s/>So what we have are kind of "sophisticated algorithms" that ignore the actual behaviour of the crowd. I think we need to go one step back. We start with the simple algorithms but we treat the crowd like a crowd not as a fluid system.</text:span></text:p>
      <text:p text:style-name="P87"/>
      <text:p text:style-name="Standard"><text:span text:style-name="T88">And the simplest algorithm one can imagine is distributing people evenly over the routes. On the right-hand side, we can see what this means for the density situatuion in our example. On the x-axis we see the compliance rate. 0 means that 0% accept the route recommendation and continue to take the short route. 1 means that everyone follows the recommendation. At 1 we see a perfect distribution: the density of people is the same on all 3 routes. In reality, it is unlikely that everyone will take part. The question is, can we create a distribution or resolve congestion even with a low compliance rate?</text:span></text:p>
      <text:p text:style-name="P89"/>
      <text:p text:style-name="Standard"><text:span text:style-name="T90">And yes, we can. We measure the density in each route and then recommend the route where there the density is the lowest. And we can observe that the average density is similar for the three routes even at a compliance rate of 60%. Missing compliance is compensated for by simply diverting more often. How well this works depends, of course, on the number of people. If every route was congested, route recommendation do no longer help at all. This is always the case. An even smarter algorithm would not change this fact. <text:s/></text:span></text:p>
      <text:p text:style-name="P91"/>
      <text:p text:style-name="Standard"><text:span text:style-name="T92">Therefore I think it is sufficient to use the density-based algorithm.</text:span></text:p>
      <text:p text:style-name="P93"/>
      <text:p text:style-name="P94"/>
      <text:p text:style-name="Standard"><text:span text:style-name="T95">13.25</text:span></text:p>
      <text:p text:style-name="P96"/>
      <text:p text:style-name="Standard"><text:span text:style-name="T97">Next, we look at whether direct communication technologies can reliably disseminate route recommendations. This question is a bit tricky because there are different direct communication technologies available: WLAN based and cellular based. But - if the worst<text:s/></text:span><text:soft-page-break/><text:span text:style-name="T98">technology can reliably deliver the information, then we can assume that the other technologies can as well.</text:span></text:p>
      <text:p text:style-name="P99"/>
      <text:p text:style-name="Standard"><text:span text:style-name="T100">Therefore I look at an extreme case: I use the simple <text:s/>WLAN standard 802.11p for direct communication. I use an extreme obstacle model: no wave propagation through obstacles. And I assume that the information source is topographically unfavorably located.</text:span></text:p>
      <text:p text:style-name="P101"/>
      <text:p text:style-name="P102"/>
      <text:p text:style-name="P103">In the simulation it looks like this:</text:p>
      <text:p text:style-name="Standard"><text:span text:style-name="T104">People stream from north to south along various routes. The passage on the left is suddenly blocked. The red people therefore take a long way round. The aim is to guide them to the right-hand gate early. The station sends a route recommendation at a certain time interval. After approx. 7 seconds, everything is blue. This means that everyone is informed. I believe that in most crowd management applications it wont make a difference whether the information arrives after 1s or 7s. Importantly is that the information is delivered. This was always the case even under in this worst case consideration.</text:span></text:p>
      <text:p text:style-name="P105"/>
      <text:p text:style-name="Standard"><text:span text:style-name="T106">Therefore I conclude that direct communication is indeed suitable for disseminating route recommendations. So we can go to the next component in our system: the crowd. I want to find out how mobile messages should be designed to convince people to follow the recommendations. Motivation for the study is a real life use case at a metro station in Munich (Germany).</text:span></text:p>
      <text:p text:style-name="P107"/>
      <text:p text:style-name="P108">Football fans change from the bus to the metro at Münchner Freiheit metro station. There are three main routes available for this. Fans usually take the short route, which causes traffic jams. To relieve the congestion, fans receive a mobile message recommending the long route in the north.</text:p>
      <text:p text:style-name="P109"/>
      <text:p text:style-name="P110">I would like to know how a mobile message should be designed so that the recommendation is very convincing. To this end, I have developed various message designs made up of different elements. I have analysed the effect of adding or omitting different elements. Today, however, we are only looking at 1 element that I find particularly interesting: appeals to fans' team spirit.</text:p>
      <text:p text:style-name="P111"/>
      <text:p text:style-name="P112">Can we foster compliance by adding the sentence "Let's support our team by travelling safely"? I expect that fans that share a social identity may follow the route recommendation more likely when we add such an appeal. People who do not identify with the fan group may not respond to such an appeal. I test the hypotheses in an online survey with two groups: FC Bayern football fans and a control group consisting of students and faculty associates from Munich University of Applied Sciences. Each group is shown only one of the 8 message designs. Each group has at least 45 participants.</text:p>
      <text:p text:style-name="P113"/>
      <text:p text:style-name="Standard"><text:span text:style-name="T114">The team spirit only has an effect on the choice of route for the fans and not for the control group. This also makes sense, as social identification with the team is stronger among fans than among the control group. <text:s/>However, team spirit only had a statistically significant effect in one initial design. <text:s/>In the other remaining designs, team spirit had no effect. One possible explanation for this is that the willingness to follow was already quite high due to other elements. The team spirit no longer makes a difference. Another possible explanation would be that elements in certain combinations distract too much from the team spirit. This leads to an information overload. The effect of the team spirit appeal therefore seems to depend very sensitively on the other message components. And importantly, there was no ideal message design in the larger study where I considered<text:s/></text:span><text:soft-page-break/><text:span text:style-name="T115">other elements as well. Nevertheless, the study shows that such appeals can help to foster compliance.</text:span></text:p>
      <text:p text:style-name="P116"/>
      <text:p text:style-name="Standard"><text:span text:style-name="T117">21.36</text:span></text:p>
      <text:p text:style-name="P118"/>
      <text:p text:style-name="P119">One element of the system is still missing: the density sensor.</text:p>
      <text:p text:style-name="Standard"><text:span text:style-name="T120">I use a new type of application for this, but I didn't develop it myself. The application is called decentralized density map application. The app determines the density of people using LTE sidelink communication which belongs to the cellular variant for direct communication.</text:span></text:p>
      <text:p text:style-name="P121"/>
      <text:p text:style-name="P122">Ok, so now we have all the components in our system together. We have a density-based route algorithm. We have two apps. We have not found an ideal message design, but we know that certain elements can increase the willingness to follow route recommendations. Now we want to test the system. Can the system resolve safety-critical congestion?</text:p>
      <text:p text:style-name="P123"/>
      <text:p text:style-name="P124">(1min)</text:p>
      <text:p text:style-name="P125"/>
      <text:p text:style-name="P126">The idea behind is that pedestrians use their smartphones to broadcast their current location. The station uses this to estimate the number of people per sub-area. In order to obtain values from more distant areas, other devices also send their estimated values via broadcast. The station aggregates a map from this. To keep the map up to date, the estimates are constantly updated.</text:p>
      <text:p text:style-name="Standard"/>
      <text:p text:style-name="Standard">I look at the scenario we already know from the survey. To model and simulate the scenario with and without guidance system. I model the scenario as realistically as possible: the number of football fans is based on data from the public transport provider Munich. To model the route choice behaviour, I use the data from the survey.</text:p>
      <text:p text:style-name="Standard"/>
      <text:p text:style-name="Standard">And here are the simulation results for the setting without redirection. On the left, we see the short route. A stream of people flows from the bus to the metro. At the same time, people flow from the metro to the bus. On the right-hand side we see the evolution of the density of people. The density value is 1.4 ped/m. At such a density the movement temporarily stops and passing manoeuvres are very difficult. We can also observe this behaviour in the simulation. This can be safety-critical.</text:p>
      <text:p text:style-name="Standard"/>
      <text:p text:style-name="Standard"/>
      <text:p text:style-name="Standard">And here are the simulation results with the crowd guidance system switched on. Agents that have received a route recommendation are coloured green. From the survey we know that not all people will take the recommended route. Hence, we also have informed agents here on the short route. On the right-hand side we again see the course of the density of people. The density value is smaller than 1. At such a density the movement is still restricted, but some pedestrians can pass each other. And this helps to relief the congestion and thus improve the safety.</text:p>
      <text:p text:style-name="Standard">So I conclude that the system can indeed resolve safety-critical congestion.</text:p>
      <text:p text:style-name="Standard"/>
      <text:p text:style-name="Standard">And this is extremely impressive because in the simulation only 40% of the agents use the mobile apps [xz]. So only 40% of the agents can get informed.</text:p>
      <text:p text:style-name="Standard">It is also impressive because only 50% of the informed agents follow the route recommendations. So a low compliance rate and despite that it works.</text:p>
      <text:p text:style-name="Standard">And this is impressive because I only redirected one pedestrian stream. The counter-flow was not redirected. But even with this small intervention the system could improve the congestion situation.</text:p>
      <text:p text:style-name="Standard"/>
      <text:p text:style-name="Standard">So let me come back to my research question:</text:p>
      <text:soft-page-break/>
      <text:p text:style-name="Standard">How can crowds be redirected through mobile applications based on direct communication technology?</text:p>
      <text:p text:style-name="Standard">To answer the question, I looked at the components. Based on simulation studies I chose a route recommendation algorithm. To evaluate whether direct communication technologies are suitable for redirecting crowds I modeled and simulated a worst case scenario. And I found that even under worst case conditions the information is disseminated successfully. I also looked at human behavior. I investigated whether football fans’ compliance to follow recommendations can be fostered by appealing to their team spirit. I found evidence that such appeals can foster compliance but whether it has an effect or not strongly depends on other message elements.</text:p>
      <text:p text:style-name="Standard">Based on these findings I integrated the components into a system. Finally, I tested it for a real use case. I could show that the system is actually capable of resolving traffic jams, even if only some of the people use the technology.</text:p>
      <text:p text:style-name="Standard"/>
      <text:p text:style-name="Standard"><text:s/></text:p>
      <text:p text:style-name="Standard">My work contributes methodologically to the research field of crowd management. First I showed how one can model a realistic simulation model for crowd management. Agents no longer move like fluids. The route distributions are based on data from a survey with more than 1400 participants, i.e. a large data set. The simulation model is made up of various sub-components. I used validated models for this. We can therefore assume that the underlying behaviour of the individual components is represented realistically.</text:p>
      <text:p text:style-name="Standard">Second I created the simulation framework CrowNet in collaboration. The framework is publicly available including all studies and models.</text:p>
      <text:p text:style-name="Standard">X</text:p>
      <text:p text:style-name="Standard">I proposed a novel socio-technical system that contains technological components and psychological behavior. Until now they have not been combined in crowd management simulation models.</text:p>
      <text:p text:style-name="Standard">X</text:p>
      <text:p text:style-name="Standard">I consider my findings very promising. As a next step I suggest be to build the system for real. I would try to collect measurement data and validate the overall system.</text:p>
      <text:p text:style-name="Standard"/>
      <text:p text:style-name="Standard"/>
      <text:p text:style-name="Standard">In conclusion, I have developed and analysed a novel system for crowd management in this thesis.</text:p>
      <text:p text:style-name="Standard">The system detects and informs the crowd via mobile application. And the mobile applications use direct communication for data exchange.</text:p>
      <text:p text:style-name="Standard"/>
      <text:p text:style-name="Standard">I was able to show that the system is actually capable of resolving traffic jams. And that is a great motivation to put such a system into pract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Noto Sans" svg:font-family="Noto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ohit Devanagari" style:font-name-asian="DejaVu Sans" style:font-name-complex="Noto Sans" fo:font-size="18pt" style:font-size-asian="18pt"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Beschriftung">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Noto Sans" fo:font-size="18pt" style:font-size-asian="18pt" fo:hyphenate="false"/>
    </style:style>
    <style:style style:name="Shapes" style:display-name="Shapes" style:family="paragraph" style:parent-style-name="Graphic">
      <style:text-properties style:font-name-asian="Liberation Sans" style:font-name-complex="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style:font-name-complex="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DefaultLTGliederung1" style:display-name="Default~LT~Gliederung 1" style:family="paragraph">
      <style:paragraph-properties fo:margin-top="0.1965in"/>
      <style:text-properties style:font-name="Lohit Devanagari" style:font-name-asian="DejaVu Sans" style:font-name-complex="Noto Sans"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ohit Devanagari" style:font-name-complex="Lohit Devanagari"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ohit Devanagari" style:font-name-asian="DejaVu Sans" style:font-name-complex="Noto Sans" fo:font-size="44pt" style:font-size-asian="44pt" fo:hyphenate="false"/>
    </style:style>
    <style:style style:name="DefaultLTUntertitel" style:display-name="Default~LT~Untertitel" style:family="paragraph">
      <style:paragraph-properties fo:text-align="center"/>
      <style:text-properties style:font-name="Lohit Devanagari" style:font-name-asian="DejaVu Sans" style:font-name-complex="Noto Sans"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DefaultLTHintergrundobjekte" style:display-name="Default~LT~Hintergrundobjekte" style:family="paragraph">
      <style:text-properties style:font-name-asian="DejaVu Sans" style:font-name-complex="Noto Sans" fo:hyphenate="false"/>
    </style:style>
    <style:style style:name="DefaultLTHintergrund" style:display-name="Default~LT~Hintergrund" style:family="paragraph">
      <style:text-properties style:font-name-asian="DejaVu Sans" style:font-name-complex="Noto Sans" fo:hyphenate="false"/>
    </style:style>
    <style:style style:name="default0" style:display-name="default" style:family="paragraph">
      <style:paragraph-properties style:line-height-at-least="0.1388in"/>
      <style:text-properties style:font-name="Lohit Devanagari" style:font-name-asian="DejaVu Sans" style:font-name-complex="Noto Sans"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Noto Sans" fo:hyphenate="false"/>
    </style:style>
    <style:style style:name="Background" style:display-name="Background" style:family="paragraph">
      <style:text-properties style:font-name-asian="DejaVu Sans" style:font-name-complex="Noto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Outline1" style:display-name="Outline 1" style:family="paragraph">
      <style:paragraph-properties fo:margin-top="0.1965in"/>
      <style:text-properties style:font-name="Lohit Devanagari" style:font-name-asian="DejaVu Sans" style:font-name-complex="Noto Sans" fo:font-size="32pt" style:font-size-asian="32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Christina Mayr</meta:initial-creator>
    <dc:creator>Christina Mayr</dc:creator>
    <meta:creation-date>2024-07-01T12:01:00Z</meta:creation-date>
    <dc:date>2024-07-01T12:03:00Z</dc:date>
    <meta:template xlink:href="Normal" xlink:type="simple"/>
    <meta:editing-cycles>3</meta:editing-cycles>
    <meta:editing-duration>PT0S</meta:editing-duration>
    <meta:document-statistic meta:page-count="6" meta:paragraph-count="32" meta:word-count="2211" meta:character-count="16111" meta:row-count="116" meta:non-whitespace-character-count="13932"/>
  </office:meta>
</office:document-meta>
</file>